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text-align="start" style:justify-single-word="false"/>
      <style:text-properties style:font-name="Open Sans" officeooo:paragraph-rsid="0019cd0a"/>
    </style:style>
    <style:style style:name="P2" style:family="paragraph" style:parent-style-name="Standard">
      <style:paragraph-properties fo:text-align="start" style:justify-single-word="false"/>
      <style:text-properties style:font-name="Open Sans" officeooo:paragraph-rsid="00244987"/>
    </style:style>
    <style:style style:name="P3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paragraph-rsid="0019cd0a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1fdbd4" officeooo:paragraph-rsid="001fdbd4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0c043" officeooo:paragraph-rsid="0020c043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5199b" officeooo:paragraph-rsid="0025199b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officeooo:paragraph-rsid="00244987"/>
    </style:style>
    <style:style style:name="P11" style:family="paragraph" style:parent-style-name="Standard">
      <style:paragraph-properties fo:text-align="start" style:justify-single-word="false"/>
      <style:text-properties style:font-name="Open Sans" officeooo:paragraph-rsid="00244987"/>
    </style:style>
    <style:style style:name="P12" style:family="paragraph" style:parent-style-name="Standard">
      <style:paragraph-properties fo:text-align="start" style:justify-single-word="false"/>
      <style:text-properties style:font-name="Open Sans" fo:font-weight="normal" officeooo:rsid="00244987" officeooo:paragraph-rsid="00244987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68b0a" officeooo:paragraph-rsid="00268b0a"/>
    </style:style>
    <style:style style:name="P14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0c043" officeooo:paragraph-rsid="0020c043" style:font-weight-asian="bold" style:font-weight-complex="bold"/>
    </style:style>
    <style:style style:name="P15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6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fo:font-weight="bold" officeooo:rsid="0020c043" style:font-weight-asian="bold" style:font-weight-complex="bold"/>
    </style:style>
    <style:style style:name="T4" style:family="text">
      <style:text-properties officeooo:rsid="001fdbd4"/>
    </style:style>
    <style:style style:name="T5" style:family="text">
      <style:text-properties fo:font-weight="normal" officeooo:rsid="001fdbd4" style:font-weight-asian="normal" style:font-weight-complex="normal"/>
    </style:style>
    <style:style style:name="T6" style:family="text">
      <style:text-properties fo:font-weight="normal" officeooo:rsid="00244987" style:font-weight-asian="normal" style:font-weight-complex="normal"/>
    </style:style>
    <style:style style:name="T7" style:family="text">
      <style:text-properties style:font-name="Open Sans"/>
    </style:style>
    <style:style style:name="T8" style:family="text">
      <style:text-properties style:font-name="Open Sans" officeooo:rsid="001fdbd4"/>
    </style:style>
    <style:style style:name="T9" style:family="text">
      <style:text-properties style:font-name="Open Sans" fo:font-weight="bold" officeooo:rsid="001fdbd4" style:font-weight-asian="bold" style:font-weight-complex="bold"/>
    </style:style>
    <style:style style:name="T10" style:family="text">
      <style:text-properties style:font-name="Open Sans" fo:font-weight="bold" officeooo:rsid="0020c043" style:font-weight-asian="bold" style:font-weight-complex="bold"/>
    </style:style>
    <style:style style:name="T11" style:family="text">
      <style:text-properties style:font-name="Open Sans" officeooo:rsid="0020c043"/>
    </style:style>
    <style:style style:name="T12" style:family="text">
      <style:text-properties style:font-name="Open Sans" officeooo:rsid="0022badd"/>
    </style:style>
    <style:style style:name="T13" style:family="text">
      <style:text-properties style:font-name="Open Sans" officeooo:rsid="0027dd8d"/>
    </style:style>
    <style:style style:name="T14" style:family="text">
      <style:text-properties officeooo:rsid="0020c043"/>
    </style:style>
    <style:style style:name="T15" style:family="text">
      <style:text-properties fo:font-style="italic" style:text-underline-style="solid" style:text-underline-width="auto" style:text-underline-color="font-color" officeooo:rsid="0020c043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268b0a" style:font-style-asian="italic" style:font-style-complex="italic"/>
    </style:style>
    <style:style style:name="T17" style:family="text">
      <style:text-properties officeooo:rsid="0025199b"/>
    </style:style>
    <style:style style:name="T18" style:family="text">
      <style:text-properties officeooo:rsid="00268b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inary Search Near <text:span text:style-name="T18">Repeat</text:span></text:p>
      <text:p text:style-name="P3">Time limit: 1 sec</text:p>
      <text:p text:style-name="P2"><text:tab/><text:span text:style-name="T14">Given a sorted array of </text:span><text:span text:style-name="T3">N</text:span><text:span text:style-name="T14"> elements of </text:span><text:span text:style-name="T16">possibly non-distinct</text:span><text:span text:style-name="T14"> positive integers, our task is to process </text:span><text:span text:style-name="T3">M</text:span><text:span text:style-name="T14"> queries. Each query is a number </text:span><text:span text:style-name="T3">Xi</text:span><text:span text:style-name="T14"> and we have to find the </text:span><text:span text:style-name="T15">largest index</text:span><text:span text:style-name="T14"> of the member of A not exceeding </text:span><text:span text:style-name="T3">Xi</text:span><text:span text:style-name="T14">. </text:span></text:p>
      <text:p text:style-name="P2"><text:tab/><text:span text:style-name="T18">The index of the array starts at 0.</text:span></text:p>
      <text:p text:style-name="P1"/>
      <text:h text:style-name="P15" text:outline-level="1">Input</text:h>
      <text:list xml:id="list4352949945185767806" text:style-name="L1">
        <text:list-item>
          <text:p text:style-name="P9">The first line of input contains two integers <text:span text:style-name="T2">N</text:span>and <text:span text:style-name="T1">M</text:span><draw:frame draw:style-name="fr1" draw:name="Object1" text:anchor-type="as-char" svg:y="-0.1598in" svg:width="1.4035in" svg:height="0.2055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4">that give the number of element in the array and the number of queries. </text:span></text:p>
        </text:list-item>
        <text:list-item>
          <text:p text:style-name="P10"><text:span text:style-name="T4">The second line contains </text:span><text:span text:style-name="T2">N</text:span><text:span text:style-name="T4"> positive integer not more than 1,000,000 in non-decreasing order representing the elements in the array</text:span><text:span text:style-name="T5">. </text:span><text:span text:style-name="T6"><text:s/></text:span></text:p>
        </text:list-item>
        <text:list-item>
          <text:p text:style-name="P9"><text:span text:style-name="T5">The</text:span> <text:span text:style-name="T4">third line contains </text:span><text:span text:style-name="T2">M</text:span><text:span text:style-name="T4"> integers representing the queries.</text:span></text:p>
        </text:list-item>
      </text:list>
      <text:p text:style-name="P12"><text:tab/></text:p>
      <text:h text:style-name="P15" text:outline-level="1">Output</text:h>
      <text:p text:style-name="P4"><text:span text:style-name="T7"><text:tab/></text:span><text:span text:style-name="T8">There must be exactly </text:span><text:span text:style-name="T9">M</text:span><text:span text:style-name="T8"> lines. Each line </text:span><text:span text:style-name="T11">must contain the answer of each query where it is either the largest element of the array not exceeding </text:span><text:span text:style-name="T10">Xi</text:span><text:span text:style-name="T11"> or a value of -1 indicating that no such element can be found. </text:span></text:p>
      <text:p text:style-name="P4"/>
      <text:h text:style-name="Heading_20_1" text:outline-level="1"><text:span text:style-name="T11">R</text:span><text:span text:style-name="T7">emark</text:span></text:h>
      <text:p text:style-name="Text_20_body"><text:span text:style-name="T7"><text:tab/></text:span><text:span text:style-name="T13">For this problem, y</text:span><text:span text:style-name="T12">ou shall not use the standard library of the languages that provides binary search, hashing or sorting, either directly or indirectly.</text:span></text:p>
      <text:h text:style-name="P15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Input</text:p>
          </table:table-cell>
          <table:table-cell table:style-name="Table1.A1" office:value-type="string">
            <text:p text:style-name="P5">Output</text:p>
          </table:table-cell>
        </table:table-row>
        <table:table-row table:style-name="Table1.1">
          <table:table-cell table:style-name="Table1.A1" office:value-type="string">
            <text:p text:style-name="P6"><text:span text:style-name="T18">10</text:span> <text:span text:style-name="T18">8</text:span></text:p>
            <text:p text:style-name="P7"><text:span text:style-name="T18">10 13 14 14 14 15 16 16 18 200</text:span></text:p>
            <text:p text:style-name="P13">9 10 11 14 0 200 20 16</text:p>
          </table:table-cell>
          <table:table-cell table:style-name="Table1.A1" office:value-type="string">
            <text:p text:style-name="P7">-1</text:p>
            <text:p text:style-name="P13">0</text:p>
            <text:p text:style-name="P13">0</text:p>
            <text:p text:style-name="P13">4</text:p>
            <text:p text:style-name="P13">-1</text:p>
            <text:p text:style-name="P13">9</text:p>
            <text:p text:style-name="P13">8</text:p>
            <text:p text:style-name="P13">7</text:p>
          </table:table-cell>
        </table:table-row>
      </table:table>
      <text:h text:style-name="P1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4T23:42:29.689970398</dc:date>
    <meta:editing-duration>PT5H24M42S</meta:editing-duration>
    <meta:editing-cycles>14</meta:editing-cycles>
    <meta:document-statistic meta:table-count="1" meta:image-count="0" meta:object-count="1" meta:page-count="1" meta:paragraph-count="27" meta:word-count="211" meta:character-count="1082" meta:non-whitespace-character-count="889"/>
  </office:meta>
</office:document-meta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,</mi>
          <mi>M</mi>
          <mi>≤</mi>
          <mn>100</mn>
          <mn>000</mn>
        </mrow>
      </mrow>
      <mo fence="true" stretchy="true">)</mo>
    </mrow>
    <annotation encoding="StarMath 5.0">left (1≤N,M≤100 000 right )</annotation>
  </semantics>
</math>
</file>